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00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21cm" svg:y1="5.07cm" svg:x2="5.055cm" svg:y2="5.07cm">
          <text:p/>
        </draw:line>
        <draw:line draw:style-name="gr1" draw:text-style-name="P1" draw:layer="layout" svg:x1="6.796cm" svg:y1="5.07cm" svg:x2="5.029cm" svg:y2="5.07cm">
          <text:p/>
        </draw:line>
        <draw:line draw:style-name="gr1" draw:text-style-name="P1" draw:layer="layout" svg:x1="3.42cm" svg:y1="3.27cm" svg:x2="5.054cm" svg:y2="3.27cm">
          <text:p/>
        </draw:line>
        <draw:line draw:style-name="gr1" draw:text-style-name="P1" draw:layer="layout" svg:x1="6.796cm" svg:y1="3.27cm" svg:x2="5.029cm" svg:y2="3.27cm">
          <text:p/>
        </draw:line>
        <draw:line draw:style-name="gr1" draw:text-style-name="P1" draw:layer="layout" svg:x1="6.275cm" svg:y1="3.27cm" svg:x2="8.137cm" svg:y2="3.27cm">
          <text:p/>
        </draw:line>
        <draw:ellipse draw:style-name="gr2" draw:text-style-name="P2" draw:layer="layout" svg:width="0.877cm" svg:height="0.847cm" svg:x="4.576cm" svg:y="2.847cm">
          <text:p text:style-name="P2"><text:span text:style-name="T1">0</text:span></text:p>
        </draw:ellipse>
        <draw:ellipse draw:style-name="gr2" draw:text-style-name="P2" draw:layer="layout" svg:width="0.877cm" svg:height="0.847cm" svg:x="7.698cm" svg:y="2.847cm">
          <text:p text:style-name="P2"><text:span text:style-name="T1">1</text:span></text:p>
        </draw:ellipse>
        <draw:line draw:style-name="gr1" draw:text-style-name="P1" draw:layer="layout" svg:x1="3.414cm" svg:y1="3.268cm" svg:x2="3.414cm" svg:y2="5.084cm">
          <text:p/>
        </draw:line>
        <draw:line draw:style-name="gr1" draw:text-style-name="P1" draw:layer="layout" svg:x1="4.999cm" svg:y1="6.991cm" svg:x2="5.029cm" svg:y2="5.296cm">
          <text:p/>
        </draw:line>
        <draw:line draw:style-name="gr1" draw:text-style-name="P1" draw:layer="layout" svg:x1="7.687cm" svg:y1="7.051cm" svg:x2="4.985cm" svg:y2="5.296cm">
          <text:p/>
        </draw:line>
        <draw:line draw:style-name="gr1" draw:text-style-name="P1" draw:layer="layout" svg:x1="6.537cm" svg:y1="5.084cm" svg:x2="8.137cm" svg:y2="7.068cm">
          <text:p/>
        </draw:line>
        <draw:line draw:style-name="gr1" draw:text-style-name="P1" draw:layer="layout" svg:x1="6.575cm" svg:y1="3.268cm" svg:x2="6.575cm" svg:y2="5.084cm">
          <text:p/>
        </draw:line>
        <draw:line draw:style-name="gr1" draw:text-style-name="P1" draw:layer="layout" svg:x1="8.136cm" svg:y1="5.235cm" svg:x2="8.136cm" svg:y2="7.051cm">
          <text:p/>
        </draw:line>
        <draw:line draw:style-name="gr1" draw:text-style-name="P1" draw:layer="layout" svg:x1="3.486cm" svg:y1="5.168cm" svg:x2="4.995cm" svg:y2="7.051cm">
          <text:p/>
        </draw:line>
        <draw:ellipse draw:style-name="gr2" draw:text-style-name="P2" draw:layer="layout" svg:width="0.877cm" svg:height="0.847cm" svg:x="2.976cm" svg:y="4.724cm">
          <text:p text:style-name="P2"><text:span text:style-name="T1">9</text:span></text:p>
        </draw:ellipse>
        <draw:ellipse draw:style-name="gr2" draw:text-style-name="P2" draw:layer="layout" svg:width="0.877cm" svg:height="0.847cm" svg:x="6.137cm" svg:y="4.724cm">
          <text:p text:style-name="P2"><text:span text:style-name="T1">4</text:span></text:p>
        </draw:ellipse>
        <draw:ellipse draw:style-name="gr2" draw:text-style-name="P2" draw:layer="layout" svg:width="0.877cm" svg:height="0.847cm" svg:x="7.698cm" svg:y="4.724cm">
          <text:p text:style-name="P2"><text:span text:style-name="T1">5</text:span></text:p>
        </draw:ellipse>
        <draw:line draw:style-name="gr1" draw:text-style-name="P1" draw:layer="layout" svg:x1="4.995cm" svg:y1="5.175cm" svg:x2="3.54cm" svg:y2="7.263cm">
          <text:p/>
        </draw:line>
        <draw:ellipse draw:style-name="gr2" draw:text-style-name="P2" draw:layer="layout" svg:width="0.877cm" svg:height="0.847cm" svg:x="4.576cm" svg:y="4.724cm">
          <text:p text:style-name="P2"><text:span text:style-name="T1">8</text:span></text:p>
        </draw:ellipse>
        <draw:ellipse draw:style-name="gr2" draw:text-style-name="P2" draw:layer="layout" svg:width="0.877cm" svg:height="0.847cm" svg:x="2.976cm" svg:y="6.74cm">
          <text:p text:style-name="P2"><text:span text:style-name="T1">10</text:span></text:p>
        </draw:ellipse>
        <draw:ellipse draw:style-name="gr2" draw:text-style-name="P2" draw:layer="layout" svg:width="0.877cm" svg:height="0.847cm" svg:x="6.137cm" svg:y="2.847cm">
          <text:p text:style-name="P2"><text:span text:style-name="T1">11</text:span></text:p>
        </draw:ellipse>
        <draw:line draw:style-name="gr1" draw:text-style-name="P1" draw:layer="layout" svg:x1="5.893cm" svg:y1="7.163cm" svg:x2="8.137cm" svg:y2="7.163cm">
          <text:p/>
        </draw:line>
        <draw:line draw:style-name="gr1" draw:text-style-name="P1" draw:layer="layout" svg:x1="6.512cm" svg:y1="7.163cm" svg:x2="4.963cm" svg:y2="7.163cm">
          <text:p/>
        </draw:line>
        <draw:ellipse draw:style-name="gr2" draw:text-style-name="P2" draw:layer="layout" svg:width="0.877cm" svg:height="0.847cm" svg:x="6.137cm" svg:y="6.74cm">
          <text:p text:style-name="P2"><text:span text:style-name="T1">7</text:span></text:p>
        </draw:ellipse>
        <draw:ellipse draw:style-name="gr2" draw:text-style-name="P2" draw:layer="layout" svg:width="0.877cm" svg:height="0.847cm" svg:x="4.576cm" svg:y="6.74cm">
          <text:p text:style-name="P2"><text:span text:style-name="T1">3</text:span></text:p>
        </draw:ellipse>
        <draw:ellipse draw:style-name="gr2" draw:text-style-name="P2" draw:layer="layout" svg:width="0.877cm" svg:height="0.847cm" svg:x="7.698cm" svg:y="6.74cm">
          <text:p text:style-name="P2"><text:span text:style-name="T1">6</text:span></text:p>
        </draw:ellipse>
        <draw:ellipse draw:style-name="gr2" draw:text-style-name="P2" draw:layer="layout" svg:width="0.877cm" svg:height="0.847cm" svg:x="2.976cm" svg:y="2.847cm">
          <text:p text:style-name="P2"><text:span text:style-name="T1">2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8T08:55:42</meta:creation-date>
    <dc:date>2009-10-28T09:35:28</dc:date>
    <meta:editing-duration>PT00H09M03S</meta:editing-duration>
    <meta:editing-cycles>1</meta:editing-cycles>
    <meta:generator>OpenOffice.org/3.0$Uni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